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IT WILL SANCTIFY YOU (2:1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 WILL SECURE YOU (2:7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IT WILL SATISFY YOU (2:10-1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IT WILL SAVE YOU (2:12-22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<text:s text:c="1"/>IT WILL SAVE YOU (2:12-22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From godless men (2:12-15, 20-22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From godless women (2:16-19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ROVERBS 2</text:span><text:span text:style-name="a468" text:class-names=""/></text:p>
          </draw:text-box>
          <svg:title/>
          <svg:desc/>
        </draw:frame>
        <draw:frame draw:id="id88" presentation:style-name="a486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IT WILL SANCTIFY YOU (2:1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T WILL SECURE YOU (2:7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IT WILL SATISFY YOU (2:10-11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IT WILL SAVE YOU (2:12-2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</dc:title>
    <meta:initial-creator>David STRICKLAND</meta:initial-creator>
    <dc:creator>David STRICKLAND</dc:creator>
    <meta:creation-date>2020-02-23T23:17:24Z</meta:creation-date>
    <dc:date>2020-02-23T23:17:24Z</dc:date>
    <meta:template xlink:href="BibleStudy" xlink:type="simple"/>
    <meta:editing-cycles>1</meta:editing-cycles>
    <meta:editing-duration>PT0S</meta:editing-duration>
    <meta:document-statistic meta:paragraph-count="13" meta:word-count="92"/>
  </office:meta>
</office:document-meta>
</file>